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6.5881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umulative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SUM([.$C$2:.C2])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6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formula="of:=SUM([.$C$2:.C3])" table:style-name="ce1">
            <text:p>16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14" table:formula="of:= SUM([.B2:.B120])" table:style-name="ce1">
            <text:p>414</text:p>
          </table:table-cell>
          <table:table-cell office:value-type="float" office:value="92" table:formula="of:=100*[.G3]/450" table:style-name="ce1">
            <text:p>92</text:p>
          </table:table-cell>
          <table:table-cell table:number-columns-repeated="16376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" table:formula="of:=SUM([.$C$2:.C4])" table:style-name="ce1">
            <text:p>24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51.75" table:formula="of:=[.G3]/8" table:style-name="ce1">
            <text:p>51.7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SUM([.$C$2:.C5])" table:style-name="ce1">
            <text:p>32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0.35" table:formula="of:=[.G4]/5" table:style-name="ce1">
            <text:p>10.3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" table:formula="of:=SUM([.$C$2:.C6])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7])" table:style-name="ce1">
            <text:p>4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8])" table:style-name="ce1">
            <text:p>4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6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8" table:formula="of:=SUM([.$C$2:.C9])" table:style-name="ce1">
            <text:p>4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36" table:formula="of:= SUM([.C2:.C127]) - [.G3]" table:style-name="ce1">
            <text:p>36</text:p>
          </table:table-cell>
          <table:table-cell office:value-type="float" office:value="8" table:formula="of:=100*[.G9]/450" table:style-name="ce1">
            <text:p>8</text:p>
          </table:table-cell>
          <table:table-cell table:number-columns-repeated="16376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6" table:formula="of:=SUM([.$C$2:.C10])" table:style-name="ce1">
            <text:p>56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4.5" table:formula="of:=[.G9]/8" table:style-name="ce1">
            <text:p>4.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SUM([.$C$2:.C11])" table:style-name="ce1">
            <text:p>64</text:p>
          </table:table-cell>
          <table:table-cell office:value-type="string" table:style-name="ce1">
            <text:p>Sick :( | use 1 sick day</text:p>
          </table:table-cell>
          <table:table-cell office:value-type="string" table:style-name="ce2">
            <text:p>Weeks</text:p>
          </table:table-cell>
          <table:table-cell office:value-type="float" office:value="0.9" table:formula="of:=[.G10]/5" table:style-name="ce1">
            <text:p>0.9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2" table:formula="of:=SUM([.$C$2:.C12])" table:style-name="ce1">
            <text:p>72</text:p>
          </table:table-cell>
          <table:table-cell office:value-type="string" table:style-name="ce1">
            <text:p>WFH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0" table:formula="of:=SUM([.$C$2:.C13])" table:style-name="ce1">
            <text:p>80</text:p>
          </table:table-cell>
          <table:table-cell office:value-type="string" table:style-name="ce1">
            <text:p>WFH</text:p>
          </table:table-cell>
          <table:table-cell office:value-type="string" table:style-name="ce3">
            <text:p>Total Tim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4])" table:style-name="ce1">
            <text:p>80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50" table:formula="of:=SUM([.C2:.C127])" table:style-name="ce1">
            <text:p>45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5])" table:style-name="ce1">
            <text:p>80</text:p>
          </table:table-cell>
          <table:table-cell office:value-type="string" table:style-name="ce1">
            <text:p>Week 3</text:p>
          </table:table-cell>
          <table:table-cell office:value-type="string" table:style-name="ce2">
            <text:p>Working Days</text:p>
          </table:table-cell>
          <table:table-cell office:value-type="float" office:value="56.25" table:formula="of:=[.G14]/8" table:style-name="ce1">
            <text:p>56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8" table:formula="of:=SUM([.$C$2:.C16])" table:style-name="ce1">
            <text:p>8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1.25" table:formula="of:=[.G15]/5" table:style-name="ce1">
            <text:p>11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6" table:formula="of:=SUM([.$C$2:.C17])" table:style-name="ce1">
            <text:p>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4" table:formula="of:=SUM([.$C$2:.C18])" table:style-name="ce1">
            <text:p>1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2" table:formula="of:=SUM([.$C$2:.C19])" table:style-name="ce1">
            <text:p>112</text:p>
          </table:table-cell>
          <table:table-cell office:value-type="string" table:style-name="ce1">
            <text:p>Dentist | Use 0.5 sick day</text:p>
          </table:table-cell>
          <table:table-cell table:number-columns-repeated="16379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0" table:formula="of:=SUM([.$C$2:.C20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1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2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5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6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7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8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9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0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1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2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5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6])" table:style-name="ce1">
            <text:p>120</text:p>
          </table:table-cell>
          <table:table-cell office:value-type="string" table:style-name="ce1">
            <text:p>Week 4</text:p>
          </table:table-cell>
          <table:table-cell table:number-columns-repeated="16379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8" table:formula="of:=SUM([.$C$2:.C37])" table:style-name="ce1">
            <text:p>12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6" table:formula="of:=SUM([.$C$2:.C38])" table:style-name="ce1">
            <text:p>1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44" table:formula="of:=SUM([.$C$2:.C39])" table:style-name="ce1">
            <text:p>1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2" table:formula="of:=SUM([.$C$2:.C40])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0" table:formula="of:=SUM([.$C$2:.C41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2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3])" table:style-name="ce1">
            <text:p>160</text:p>
          </table:table-cell>
          <table:table-cell office:value-type="string" table:style-name="ce1">
            <text:p>Week 5</text:p>
          </table:table-cell>
          <table:table-cell table:number-columns-repeated="16379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8" table:formula="of:=SUM([.$C$2:.C44])" table:style-name="ce1">
            <text:p>1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6" table:formula="of:=SUM([.$C$2:.C45])" table:style-name="ce1">
            <text:p>1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4" table:formula="of:=SUM([.$C$2:.C46])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92" table:formula="of:=SUM([.$C$2:.C47])" table:style-name="ce1">
            <text:p>1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0" table:formula="of:=SUM([.$C$2:.C48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49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50])" table:style-name="ce1">
            <text:p>200</text:p>
          </table:table-cell>
          <table:table-cell office:value-type="string" table:style-name="ce1">
            <text:p>Week 6</text:p>
          </table:table-cell>
          <table:table-cell table:number-columns-repeated="16379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8" table:formula="of:=SUM([.$C$2:.C51])" table:style-name="ce1">
            <text:p>20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16" table:formula="of:=SUM([.$C$2:.C52])" table:style-name="ce1">
            <text:p>216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4" table:formula="of:=SUM([.$C$2:.C53])" table:style-name="ce1">
            <text:p>224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2" table:formula="of:=SUM([.$C$2:.C54])" table:style-name="ce1">
            <text:p>23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0" table:formula="of:=SUM([.$C$2:.C55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6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7])" table:style-name="ce1">
            <text:p>240</text:p>
          </table:table-cell>
          <table:table-cell office:value-type="string" table:style-name="ce1">
            <text:p>Week 7</text:p>
          </table:table-cell>
          <table:table-cell table:number-columns-repeated="16379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8" table:formula="of:=SUM([.$C$2:.C58])" table:style-name="ce1">
            <text:p>248</text:p>
          </table:table-cell>
          <table:table-cell office:value-type="string" table:style-name="ce1">
            <text:p>Public Holiday (Australia Day)</text:p>
          </table:table-cell>
          <table:table-cell table:number-columns-repeated="16379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56" table:formula="of:=SUM([.$C$2:.C59])" table:style-name="ce1">
            <text:p>25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64" table:formula="of:=SUM([.$C$2:.C60])" table:style-name="ce1">
            <text:p>26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72" table:formula="of:=SUM([.$C$2:.C61])" table:style-name="ce1">
            <text:p>27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0" table:formula="of:=SUM([.$C$2:.C62])" table:style-name="ce1">
            <text:p>28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3])" table:style-name="ce1">
            <text:p>28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4])" table:style-name="ce1">
            <text:p>280</text:p>
          </table:table-cell>
          <table:table-cell office:value-type="string" table:style-name="ce1">
            <text:p>Week 8</text:p>
          </table:table-cell>
          <table:table-cell table:number-columns-repeated="16379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8" table:formula="of:=SUM([.$C$2:.C65])" table:style-name="ce1">
            <text:p>28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96" table:formula="of:=SUM([.$C$2:.C66])" table:style-name="ce1">
            <text:p>2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04" table:formula="of:=SUM([.$C$2:.C67])" table:style-name="ce1">
            <text:p>3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12" table:formula="of:=SUM([.$C$2:.C68])" table:style-name="ce1">
            <text:p>31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0" table:formula="of:=SUM([.$C$2:.C69])" table:style-name="ce1">
            <text:p>32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0])" table:style-name="ce1">
            <text:p>3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1])" table:style-name="ce1">
            <text:p>320</text:p>
          </table:table-cell>
          <table:table-cell office:value-type="string" table:style-name="ce1">
            <text:p>Week 9</text:p>
          </table:table-cell>
          <table:table-cell table:number-columns-repeated="16379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8" table:formula="of:=SUM([.$C$2:.C72])" table:style-name="ce1">
            <text:p>328</text:p>
          </table:table-cell>
          <table:table-cell office:value-type="string" table:style-name="ce1">
            <text:p>WFH/Public Holiday</text:p>
          </table:table-cell>
          <table:table-cell table:number-columns-repeated="16379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36" table:formula="of:=SUM([.$C$2:.C73])" table:style-name="ce1">
            <text:p>3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44" table:formula="of:=SUM([.$C$2:.C74])" table:style-name="ce1">
            <text:p>3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53" table:formula="of:=SUM([.$C$2:.C75])" table:style-name="ce1">
            <text:p>353</text:p>
          </table:table-cell>
          <table:table-cell office:value-type="string" table:style-name="ce1">
            <text:p>Waiting for Amy for sprint review +1hr</text:p>
          </table:table-cell>
          <table:table-cell table:number-columns-repeated="16379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60" table:formula="of:=SUM([.$C$2:.C76])" table:style-name="ce1">
            <text:p>360</text:p>
          </table:table-cell>
          <table:table-cell office:value-type="string" table:style-name="ce1">
            <text:p>WFH | -1hr slept in</text:p>
          </table:table-cell>
          <table:table-cell table:number-columns-repeated="16379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7])" table:style-name="ce1">
            <text:p>3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8])" table:style-name="ce1">
            <text:p>360</text:p>
          </table:table-cell>
          <table:table-cell office:value-type="string" table:style-name="ce1">
            <text:p>Week 10</text:p>
          </table:table-cell>
          <table:table-cell table:number-columns-repeated="16379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68" table:formula="of:=SUM([.$C$2:.C79])" table:style-name="ce1">
            <text:p>3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76" table:formula="of:=SUM([.$C$2:.C80])" table:style-name="ce1">
            <text:p>3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84" table:formula="of:=SUM([.$C$2:.C81])" table:style-name="ce1">
            <text:p>3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92" table:formula="of:=SUM([.$C$2:.C82])" table:style-name="ce1">
            <text:p>3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0" table:formula="of:=SUM([.$C$2:.C83])" table:style-name="ce1">
            <text:p>400</text:p>
          </table:table-cell>
          <table:table-cell office:value-type="string" table:style-name="ce1">
            <text:p>Sick :( | use 1 sick day</text:p>
          </table:table-cell>
          <table:table-cell table:number-columns-repeated="16379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4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5])" table:style-name="ce1">
            <text:p>400</text:p>
          </table:table-cell>
          <table:table-cell office:value-type="string" table:style-name="ce1">
            <text:p>Week 11 - Uni Starts</text:p>
          </table:table-cell>
          <table:table-cell table:number-columns-repeated="16379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6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7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8" table:formula="of:=SUM([.$C$2:.C88])" table:style-name="ce1">
            <text:p>408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14" table:formula="of:=SUM([.$C$2:.C89])" table:style-name="ce1">
            <text:p>41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22" table:formula="of:=SUM([.$C$2:.C90])" table:style-name="ce1">
            <text:p>42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1])" table:style-name="ce1">
            <text:p>42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formula="of:=SUM([.$C$2:.C92])" table:style-name="ce1">
            <text:p>422</text:p>
          </table:table-cell>
          <table:table-cell office:value-type="string" table:style-name="ce1">
            <text:p>Week 12</text:p>
          </table:table-cell>
          <table:table-cell table:number-columns-repeated="16379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2" table:formula="of:=SUM([.$C$2:.C93])" table:style-name="ce1">
            <text:p>42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27" table:formula="of:=SUM([.$C$2:.C94])" table:style-name="ce1">
            <text:p>42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35" table:formula="of:=SUM([.$C$2:.C95])" table:style-name="ce1">
            <text:p>43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43" table:formula="of:=SUM([.$C$2:.C96])" table:style-name="ce1">
            <text:p>44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50" table:formula="of:=SUM([.$C$2:.C97])" table:style-name="ce1">
            <text:p>450</text:p>
          </table:table-cell>
          <table:table-cell table:number-columns-repeated="16380"/>
        </table:table-row>
        <table:table-row table:number-rows-repeated="15" table:style-name="ro1">
          <table:table-cell table:style-name="ce4"/>
          <table:table-cell table:number-columns-repeated="16383" table:style-name="ce1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Time.A1:Time.D10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2-26T00:28:12Z</dc:date>
  </office:meta>
</office:document-meta>
</file>